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cena szóstego sezonu</text:p>
      <text:p text:style-name="P2">Gray Picture</text:p>
      <text:p text:style-name="P2"/>
      <text:p text:style-name="P2">Jak powszechnie wiadomo, szósty sezon już się skończył, a na kolejny musimy czekać do wiosny przyszłego roku. Myślę, że nadeszła pora na jego małe podsumowanie.</text:p>
      <text:p text:style-name="P2"/>
      <text:p text:style-name="P2">W minionym sezonie, jak zresztą w każdym, zdarzały się odcinki lepsze, gorsze i te zwyczajnie średnie. Każdemu epizodowi przygód kolorowych salcesonów dawałam ocenę w dziesięciostopniowej skali (albowiem statystyka i liczby to jedyna magia, jakiej doświadczyć mogą mugole). Średnia z nich wynosi w zaokrągleniu aż 7,6. Czy to dużo w porównaniu z poprzednimi sezonami? Niestety mogę polegać tylko na własnej, dość kiepskiej pamięci, jako że taką statystykę zaczęłam prowadzić dopiero od tego roku. Przynajmniej <text:s/>w mojej opinii szósty sezon można uznać za jeden z lepszych, ale nie najlepszy i jednocześnie niewiele gorszy od poprzedniego.</text:p>
      <text:p text:style-name="P2"/>
      <text:p text:style-name="P2">W ramach porównania mojej opinii o sezonie ze zdaniem innych bronies, podliczyłam podobną średnią na podstawie najczęściej wystawianych ocen w ankietach w tematach o poszczególnych odcinkach na forum MLPPolska. Tam średnia wynosiła 8,8 w sezonie szóstym, <text:s/>9,5 w piątym oraz aż 9,6 w czwartym. Czyli najwidoczniej serial albo bardzo powoli staje się coraz gorszy, albo bronies uczą się podchodzić bardziej krytycznie do odcinków. Wyniki te są o tyle ciekawe, że w przypadku ankiet najnowszego sezonu przeważnie można było wystawić ocenę 11/10, a w poprzednich sezonach skala zwykle kończyła się na dziesiątce, a więc najnowsze epizody powinny móc uzyskać nieznacznie lepszą średnią, a okazuje się, że jest wręcz przeciwnie.</text:p>
      <text:p text:style-name="P2"/>
      <text:p text:style-name="P2">Jakie odcinki sezonu szóstego uważam za najlepsze? Ocenę dziesięć na dziesięć dałam czterem odcinkom.</text:p>
      <text:p text:style-name="P2"/>
      <text:p text:style-name="P2">„A Hearth’s Warming Tail” – tym odcinkiem Hasboro wyprzedziło nie tylko reklamę Coca Coli, ale też większość marketów we wciskaniu świątecznych treści okołopropagandowych. Uwielbiam „Opowieść wigilijną” i odcinki z dużą ilością piosenek, więc wystarczy dodać do tego uroczy morał oraz kucyki poprzebierane w stroje z epoki, a naprawdę nie będę miała na co narzekać.</text:p>
      <text:p text:style-name="P2"/>
      <text:p text:style-name="P2">„The Times are a Changeling” – to jeden z tych odcinków, które przypominają, dlaczego właściwie zaczęłam oglądać tę bajkę. W piękny, ale prosty sposób bohaterowie rozwiązują skomplikowane problemy, a twórcy nie zapominają zadbać o odpowiednią ilości elementów komediowych. Niesamowicie też miło, że twórcy wreszcie zaczęli postrzegać Spike’a jako postać, która może robić coś poza dawaniem sobą pomiatać lub psuciem wszystkiego, czego się dotknie. Mam nadzieję, że taki stan rzeczy utrzyma się przez najbliższe sezony.</text:p>
      <text:p text:style-name="P2"/>
      <text:p text:style-name="P2">„To Where and Back Again” – finał sezonu z podmieńcami po „The Times are a Changeling” nikogo chyba nie dziwił. Awaryjna ekipa do ratowania Equestrii wypadła niespodziewanie dobrze. Nie spodziewałam się, że władca chaosu, niedorobiony podmieniec i dwa jednorożce niedostosowane do życia w społeczeństwie mogą nie tylko uratować krainę pastelowych osiołków, ale ich przygody będzie się przyjemnie oglądać. Oby więcej odcinków z tą ciekawą zbieraniną postaci drugoplanowych. Jako minus zaliczyłabym wygląd podmieńców po przemianie. Tęczowe kucyki-robale z dziwnym jeleniowatym porożem. <text:soft-page-break/>Nawet jak na Equestrię jest to zbyt słodko-cukierkowe i zwyczajnie brzydkie. Jednakże ten mankament równoważy zachowanie Chrysalis – dobrze, że chociaż jedna postać uparcie pozostaje całkowicie i niereformowalnie zła.</text:p>
      <text:p text:style-name="P2"/>
      <text:p text:style-name="P2">„No Second Prances” – szczerze mówiąc, sama obecność Trixie jest dla mnie całkowicie wystarczającym powodem, aby odcinek otrzymał bardzo wysoką ocenę. Dodatkowo, rzadko zdarza się, żeby zachowanie danej postaci było tak trudne do rozgryzienia. Praktycznie do samego końca nie mogłam jednoznacznie stwierdzić, czy może klacz naprawdę się zmieniła, czy to kolejny plan najlepszego jednorożca wszechczasów.</text:p>
      <text:p text:style-name="P2"/>
      <text:p text:style-name="P2">Nie na samym podium, ale tylko nieco dalej jest jeszcze jeden odcinek – „Every Little Thing She Does” z oceną dziewięć i pół. Mimo że ten epizod jest całkiem ciekawy, zabrakło mu tego trudnego do nazwania „czegoś” by osiągnąć maksymalną ocenę.</text:p>
      <text:p text:style-name="P2"/>
      <text:p text:style-name="P2">Za najgorszy zaś uważam odcinek czternasty, czyli „The Cart Before the Ponies” z oceną dwa na dziesięć i to tylko za żart z samego początku o energii kinetycznej i potencjalnej. Szczerze mówiąc, z tym odcinkiem powinno się postąpić jak z tą grą o E.T. z początku lat osiemdziesiątych. Zakopać gdzieś na środku na pustyni i udawać, że nigdy nie powstała.</text:p>
      <text:p text:style-name="P2"/>
      <text:p text:style-name="P2">Skoro już o odcinkach powiedziałam chyba wystarczająco, to przyszła pora na piosenki. Jeśli dobrze pamiętam, w tym sezonie było ich około jedenastu, w tym trzy, które najbardziej zapadły mi w pamięć. Ułożone kolejnością nieprzypadkową są to:</text:p>
      <text:p text:style-name="P2"/>
      <text:p text:style-name="P2">III. „A Changeling Can Change” – ta piosenka jest zdecydowanie jedną z najpiękniejszych i najprawdziwszych w całym serialu. Podejrzewam, że gdybym posiadała zdolność do odczuwania innych emocji niż głód i poirytowanie, mogłaby mi się łezka w oku zakręcić.</text:p>
      <text:p text:style-name="P2">II. „Say Goodbye to the Holiday”</text:p>
      <text:p text:style-name="P2">I. „It’s gonna Work”</text:p>
      <text:p text:style-name="P2"/>
      <text:p text:style-name="P2">Zarówno piosenki z drugiego oraz z pierwszego miejsca należą do tych, które łatwo wpadają w ucho i chce się ich słuchać w nieskończoność. Czemu „It’s gonna Work” uważam za trochę lepsze? Indyjski styl piosenki zwyczajnie mnie urzekł.</text:p>
      <text:p text:style-name="P2"/>
      <text:p text:style-name="P2">To by było na tyle, pozostaje tylko czekać na sezon siódmy.</text:p>
      <text:p text:style-name="P2"/>
      <text:p text:style-name="P2">Grafiki:</text:p>
      <text:p text:style-name="P2">Baner<text:a xlink:type="simple" xlink:href="http://therandomjoyrider.deviantart.com/art/She-Is-EVIL-606272786" text:style-name="Internet_20_link" text:visited-style-name="Visited_20_Internet_20_Link"> </text:a><text:a xlink:type="simple" xlink:href="http://therandomjoyrider.deviantart.com/art/She-Is-EVIL-606272786" text:style-name="Internet_20_link" text:visited-style-name="Visited_20_Internet_20_Link"><text:span text:style-name="T1">http://therandomjoyrider.deviantart.com/art/She-Is-EVIL-606272786</text:span></text:a>,<text:a xlink:type="simple" xlink:href="http://img10.deviantart.net/5fae/i/2016/121/e/d/she_is_evil___by_therandomjoyrider-da0yj2q.png" text:style-name="Internet_20_link" text:visited-style-name="Visited_20_Internet_20_Link"> </text:a><text:a xlink:type="simple" xlink:href="http://img10.deviantart.net/5fae/i/2016/121/e/d/she_is_evil___by_therandomjoyrider-da0yj2q.png" text:style-name="Internet_20_link" text:visited-style-name="Visited_20_Internet_20_Link"><text:span text:style-name="T1">http://img10.deviantart.net/5fae/i/2016/121/e/d/she_is_evil___by_therandomjoyrider-da0yj2q.png</text:span></text:a></text:p>
      <text:p text:style-name="P2"><text:a xlink:type="simple" xlink:href="http://yenshin.deviantart.com/art/Chrysalis-298040003" text:style-name="Internet_20_link" text:visited-style-name="Visited_20_Internet_20_Link"><text:span text:style-name="T1">http://yenshin.deviantart.com/art/Chrysalis-298040003</text:span></text:a>, http://pre12.deviantart.net/0141/th/pre/i/2013/034/6/6/chrysalis_by_yenshin-d4xg14z.pn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6T14:19:48.438000000</dc:date>
    <meta:editing-duration>PT26M40S</meta:editing-duration>
    <meta:editing-cycles>1</meta:editing-cycles>
    <meta:document-statistic meta:table-count="0" meta:image-count="0" meta:object-count="0" meta:page-count="2" meta:paragraph-count="21" meta:word-count="769" meta:character-count="5494" meta:non-whitespace-character-count="4736"/>
  </office:meta>
</office:document-meta>
</file>